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409in"/>
    </style:style>
    <style:style style:name="co3" style:family="table-column">
      <style:table-column-properties fo:break-before="auto" style:column-width="0.6618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1.6055in"/>
    </style:style>
    <style:style style:name="co6" style:family="table-column">
      <style:table-column-properties fo:break-before="auto" style:column-width="0.602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0.9929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2pt" fo:language="en" fo:country="US" fo:font-weight="normal" style:text-underline-mode="continuous" style:text-overline-mode="continuous" style:text-line-through-mode="continuous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2pt" fo:font-weight="normal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4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3"/>
          <table:table-cell table:style-name="ce23" office:value-type="string" table:number-columns-spanned="6" table:number-rows-spanned="1">
            <text:p><text:span text:style-name="T1">Cộng Hòa - Xã Hội - Chủ Nghĩa - Việt Nam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()%20" xlink:type="simple">so_lan_bien_ban_tp</text:a></text:p>
          </table:table-cell>
          <table:covered-table-cell table:number-columns-repeated="3"/>
          <table:table-cell table:number-columns-repeated="3"/>
          <table:table-cell table:style-name="ce24" office:value-type="string" table:number-columns-spanned="6" table:number-rows-spanned="1">
            <text:p><text:span text:style-name="T1">Độc Lập - Tự Do - Hạnh Phúc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</text:p>
          </table:table-cell>
          <table:covered-table-cell table:number-columns-repeated="2"/>
          <table:covered-table-cell table:number-columns-repeated="5" table:style-name="ce5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2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5"/>
          <table:table-cell table:number-columns-repeated="1023"/>
        </table:table-row>
        <table:table-row table:style-name="ro5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5" office:value-type="string" table:number-columns-spanned="1" table:number-rows-spanned="2">
            <text:p>Đơn vị tính</text:p>
          </table:table-cell>
          <table:table-cell table:style-name="ce6" office:value-type="string" table:number-columns-spanned="2" table:number-rows-spanned="1">
            <text:p>Số lượng</text:p>
          </table:table-cell>
          <table:covered-table-cell table:style-name="ce6"/>
          <table:table-cell table:style-name="ce6" office:value-type="string" table:number-columns-spanned="1" table:number-rows-spanned="2">
            <text:p>Đơn giá</text:p>
          </table:table-cell>
          <table:table-cell table:style-name="ce25" office:value-type="string" table:number-columns-spanned="1" table:number-rows-spanned="2">
            <text:p>Thuế GTGT</text:p>
          </table:table-cell>
          <table:table-cell table:style-name="ce6" office:value-type="string" table:number-columns-spanned="1" table:number-rows-spanned="2">
            <text:p>Thành tiền</text:p>
          </table:table-cell>
          <table:table-cell table:style-name="ce35" table:number-columns-repeated="1009"/>
          <table:table-cell table:number-columns-repeated="2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HĐ</text:p>
          </table:table-cell>
          <table:table-cell table:style-name="ce25" office:value-type="string">
            <text:p>Thực tế</text:p>
          </table:table-cell>
          <table:covered-table-cell table:number-columns-repeated="3" table:style-name="ce6"/>
          <table:table-cell table:style-name="ce35" table:number-columns-repeated="1009"/>
          <table:table-cell table:number-columns-repeated="2"/>
        </table:table-row>
        <table:table-row table:style-name="ro6">
          <table:table-cell table:style-name="ce7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6"/>
          <table:covered-table-cell table:style-name="ce25"/>
          <table:covered-table-cell table:number-columns-repeated="3" table:style-name="ce6"/>
          <table:table-cell table:style-name="ce35" table:number-columns-repeated="1009"/>
          <table:table-cell table:number-columns-repeated="2"/>
        </table:table-row>
        <table:table-row table:style-name="ro3">
          <table:table-cell table:style-name="ce7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3">
          <table:table-cell table:style-name="ce8" office:value-type="string">
            <text:p><text:a xlink:href="python://get_stt(seq_1,seq)" xlink:type="simple">stt</text:a></text:p>
          </table:table-cell>
          <table:table-cell table:style-name="ce14" office:value-type="string">
            <text:p><text:s/><text:a xlink:href="python://get_chungtu(o)['so']" xlink:type="simple">so</text:a></text:p>
          </table:table-cell>
          <table:table-cell table:style-name="ce14" office:value-type="string">
            <text:p><text:a xlink:href="python://get_chungtu(o)['ngay']" xlink:type="simple">ngay</text:a></text:p>
          </table:table-cell>
          <table:table-cell table:style-name="ce17" office:value-type="string">
            <text:p><text:a xlink:href="python://line.product_id.name" xlink:type="simple">name</text:a></text:p>
          </table:table-cell>
          <table:table-cell table:style-name="ce14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20" office:value-type="string">
            <text:p><text:s/><text:a xlink:href="python://line.prodlot_id%20and%20line.prodlot_id.name%20or%20''" xlink:type="simple">lo</text:a></text:p>
          </table:table-cell>
          <table:table-cell table:style-name="ce14" office:value-type="string">
            <text:p><text:a xlink:href="python://get_date_hd(line.prodlot_id%20and%20line.prodlot_id.life_date%20or%20'')" xlink:type="simple">hd</text:a></text:p>
          </table:table-cell>
          <table:table-cell table:style-name="ce14" office:value-type="string">
            <text:p><text:a xlink:href="python://line.product_uom.name" xlink:type="simple">dvt</text:a></text:p>
          </table:table-cell>
          <table:table-cell table:style-name="ce27" office:value-type="string">
            <text:p><text:a xlink:href="python://line.product_qty" xlink:type="simple">so luong</text:a></text:p>
          </table:table-cell>
          <table:table-cell table:style-name="ce27" office:value-type="string">
            <text:p><text:a xlink:href="python://line.product_qty" xlink:type="simple">so luong</text:a></text:p>
          </table:table-cell>
          <table:table-cell table:style-name="ce31" office:value-type="string">
            <text:p><text:a xlink:href="python://line.purchase_line_id%20and%20line.purchase_line_id.price_unit%20or%200" xlink:type="simple">don gia</text:a></text:p>
          </table:table-cell>
          <table:table-cell table:style-name="ce32" office:value-type="string">
            <text:p><text:a xlink:href="python://get_tax_amount(line%20or%20False)" xlink:type="simple">get_tax_amount</text:a></text:p>
          </table:table-cell>
          <table:table-cell table:style-name="ce32" office:value-type="string">
            <text:p><text:a xlink:href="python://line.price_subtotal + get_tax_amount(line or False)" xlink:type="simple">thanh tien</text:a></text:p>
          </table:table-cell>
          <table:table-cell table:number-columns-repeated="1011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4" table:number-columns-repeated="2"/>
          <table:table-cell table:style-name="ce7"/>
          <table:table-cell table:style-name="ce14" table:number-columns-repeated="4"/>
          <table:table-cell table:style-name="ce27"/>
          <table:table-cell table:style-name="ce7"/>
          <table:table-cell table:style-name="ce31"/>
          <table:table-cell table:style-name="ce32" table:number-columns-repeated="2"/>
          <table:table-cell table:number-columns-repeated="1011"/>
        </table:table-row>
        <table:table-row table:style-name="ro7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8">
          <table:table-cell table:style-name="ce9" table:number-columns-repeated="3"/>
          <table:table-cell table:style-name="ce18" office:value-type="string" table:number-columns-spanned="9" table:number-rows-spanned="1">
            <text:p>Tổng cộng:</text:p>
          </table:table-cell>
          <table:covered-table-cell table:number-columns-repeated="6" table:style-name="ce9"/>
          <table:covered-table-cell table:style-name="ce18"/>
          <table:covered-table-cell table:style-name="ce33"/>
          <table:table-cell table:style-name="ce34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0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9">
          <table:table-cell table:style-name="ce11" office:value-type="string">
            <text:p>Kết luận:</text:p>
          </table:table-cell>
          <table:table-cell table:style-name="Default"/>
          <table:table-cell table:style-name="ce11" office:value-type="string">
            <text:p>Đã nhận đủ hàng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1"/>
          <table:table-cell table:style-name="Default"/>
          <table:table-cell table:style-name="ce11" office:value-type="string">
            <text:p>Kiểm tra chất lượng hàng hóa bằng cảm quan: tốt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2" table:number-columns-repeated="7"/>
          <table:table-cell table:style-name="ce26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style-name="Default"/>
          <table:covered-table-cell table:number-columns-repeated="4" table:style-name="ce29"/>
          <table:table-cell table:style-name="ce29"/>
          <table:table-cell table:number-columns-repeated="1010"/>
        </table:table-row>
        <table:table-row table:style-name="ro9">
          <table:table-cell/>
          <table:table-cell table:style-name="ce15" office:value-type="string">
            <text:p>ĐẠI DIỆN BÊN GIAO HÀNG</text:p>
          </table:table-cell>
          <table:table-cell table:style-name="ce16" table:number-columns-repeated="2"/>
          <table:table-cell table:style-name="ce12" table:number-columns-repeated="2"/>
          <table:table-cell table:style-name="ce21" office:value-type="string" table:number-columns-spanned="6" table:number-rows-spanned="1">
            <text:p>ĐẠI DIỆN BÊN NHẬN HÀNG</text:p>
          </table:table-cell>
          <table:covered-table-cell table:style-name="ce12"/>
          <table:covered-table-cell table:style-name="Default"/>
          <table:covered-table-cell table:number-columns-repeated="3" table:style-name="ce30"/>
          <table:table-cell table:style-name="ce30" table:number-columns-repeated="2"/>
          <table:table-cell table:number-columns-repeated="1010"/>
        </table:table-row>
        <table:table-row table:style-name="ro9">
          <table:table-cell table:style-name="ce12" table:number-columns-repeated="3"/>
          <table:table-cell table:style-name="Default"/>
          <table:table-cell table:style-name="ce12" table:number-columns-repeated="2"/>
          <table:table-cell table:style-name="ce22" office:value-type="string">
            <text:p>Kế Toán</text:p>
          </table:table-cell>
          <table:table-cell table:style-name="ce12"/>
          <table:table-cell table:style-name="ce28" office:value-type="string">
            <text:p>Thủ Kho</text:p>
          </table:table-cell>
          <table:table-cell table:style-name="ce12"/>
          <table:table-cell table:style-name="ce28" office:value-type="string">
            <text:p>Trưởng phòng chất lượng</text:p>
          </table:table-cell>
          <table:table-cell table:style-name="ce12" table:number-columns-repeated="2"/>
          <table:table-cell table:number-columns-repeated="1011"/>
        </table:table-row>
        <table:table-row table:style-name="ro9" table:number-rows-repeated="9">
          <table:table-cell table:style-name="ce12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25T15:22:33</dc:date>
    <meta:generator>LibreOffice/3.5$Linux_x86 LibreOffice_project/350m1$Build-2</meta:generator>
    <meta:editing-duration>PT23H31M32S</meta:editing-duration>
    <meta:editing-cycles>220</meta:editing-cycles>
    <dc:creator>phuoc </dc:creator>
    <meta:document-statistic meta:table-count="3" meta:cell-count="5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